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6992in"/>
    </style:style>
    <style:style style:name="co2" style:family="table-column">
      <style:table-column-properties fo:break-before="auto" style:column-width="0.989in"/>
    </style:style>
    <style:style style:name="co3" style:family="table-column">
      <style:table-column-properties fo:break-before="auto" style:column-width="0.6118in"/>
    </style:style>
    <style:style style:name="co4" style:family="table-column">
      <style:table-column-properties fo:break-before="auto" style:column-width="0.7244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311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0.913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6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number-columns-repeated="248" table:default-cell-style-name="Default"/>
        <table:table-row table:style-name="ro1">
          <table:table-cell office:value-type="string">
            <text:p>Threads</text:p>
          </table:table-cell>
          <table:table-cell office:value-type="string">
            <text:p>double write</text:p>
          </table:table-cell>
          <table:table-cell table:style-name="ce1" office:value-type="string" table:number-columns-spanned="2" table:number-rows-spanned="1">
            <text:p>atomic write</text:p>
          </table:table-cell>
          <table:covered-table-cell table:style-name="Default"/>
          <table:table-cell table:style-name="ce1" office:value-type="string" table:number-columns-spanned="2" table:number-rows-spanned="1">
            <text:p>aw + fast checksum</text:p>
          </table:table-cell>
          <table:covered-table-cell table:style-name="Default"/>
          <table:table-cell table:style-name="ce1" office:value-type="string" table:number-columns-spanned="2" table:number-rows-spanned="1">
            <text:p>aw + no checksum</text:p>
          </table:table-cell>
          <table:covered-table-cell table:style-name="Default"/>
          <table:table-cell table:number-columns-repeated="24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.81">
            <text:p>159.81</text:p>
          </table:table-cell>
          <table:table-cell office:value-type="float" office:value="164.34">
            <text:p>164.34</text:p>
          </table:table-cell>
          <table:table-cell table:formula="oooc:=[.C2]/[.B2]-1" office:value-type="percentage" office:value="0.0283461610662663">
            <text:p>+2.8%</text:p>
          </table:table-cell>
          <table:table-cell office:value-type="float" office:value="179.68">
            <text:p>179.68</text:p>
          </table:table-cell>
          <table:table-cell table:formula="oooc:=[.E2]/[.B2]-1" office:value-type="percentage" office:value="0.124335147988236">
            <text:p>+12.4%</text:p>
          </table:table-cell>
          <table:table-cell office:value-type="float" office:value="184.72">
            <text:p>184.72</text:p>
          </table:table-cell>
          <table:table-cell table:formula="oooc:=[.G2]/[.B2]-1" office:value-type="percentage" office:value="0.155872598710969">
            <text:p>+15.6%</text:p>
          </table:table-cell>
          <table:table-cell table:number-columns-repeated="24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6.65">
            <text:p>316.65</text:p>
          </table:table-cell>
          <table:table-cell office:value-type="float" office:value="343.21">
            <text:p>343.21</text:p>
          </table:table-cell>
          <table:table-cell table:formula="oooc:=[.C3]/[.B3]-1" office:value-type="percentage" office:value="0.0838780988473078">
            <text:p>+8.4%</text:p>
          </table:table-cell>
          <table:table-cell office:value-type="float" office:value="378.61">
            <text:p>378.61</text:p>
          </table:table-cell>
          <table:table-cell table:formula="oooc:=[.E3]/[.B3]-1" office:value-type="percentage" office:value="0.195673456497711">
            <text:p>+19.6%</text:p>
          </table:table-cell>
          <table:table-cell office:value-type="float" office:value="391.72">
            <text:p>391.72</text:p>
          </table:table-cell>
          <table:table-cell table:formula="oooc:=[.G3]/[.B3]-1" office:value-type="percentage" office:value="0.237075635559767">
            <text:p>+23.7%</text:p>
          </table:table-cell>
          <table:table-cell table:number-columns-repeated="24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44.05">
            <text:p>544.05</text:p>
          </table:table-cell>
          <table:table-cell office:value-type="float" office:value="635.26">
            <text:p>635.26</text:p>
          </table:table-cell>
          <table:table-cell table:formula="oooc:=[.C4]/[.B4]-1" office:value-type="percentage" office:value="0.167650032166161">
            <text:p>+16.8%</text:p>
          </table:table-cell>
          <table:table-cell office:value-type="float" office:value="699.6">
            <text:p>699.6</text:p>
          </table:table-cell>
          <table:table-cell table:formula="oooc:=[.E4]/[.B4]-1" office:value-type="percentage" office:value="0.285911221395092">
            <text:p>+28.6%</text:p>
          </table:table-cell>
          <table:table-cell office:value-type="float" office:value="726.55">
            <text:p>726.55</text:p>
          </table:table-cell>
          <table:table-cell table:formula="oooc:=[.G4]/[.B4]-1" office:value-type="percentage" office:value="0.335447109640658">
            <text:p>+33.5%</text:p>
          </table:table-cell>
          <table:table-cell table:number-columns-repeated="24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0.37">
            <text:p>830.37</text:p>
          </table:table-cell>
          <table:table-cell office:value-type="float" office:value="1062.8">
            <text:p>1062.8</text:p>
          </table:table-cell>
          <table:table-cell table:formula="oooc:=[.C5]/[.B5]-1" office:value-type="percentage" office:value="0.279911364813276">
            <text:p>+28.0%</text:p>
          </table:table-cell>
          <table:table-cell office:value-type="float" office:value="1176.8">
            <text:p>1176.8</text:p>
          </table:table-cell>
          <table:table-cell table:formula="oooc:=[.E5]/[.B5]-1" office:value-type="percentage" office:value="0.417199561641196">
            <text:p>+41.7%</text:p>
          </table:table-cell>
          <table:table-cell office:value-type="float" office:value="1214.7">
            <text:p>1214.7</text:p>
          </table:table-cell>
          <table:table-cell table:formula="oooc:=[.G5]/[.B5]-1" office:value-type="percentage" office:value="0.462841865674338">
            <text:p>+46.3%</text:p>
          </table:table-cell>
          <table:table-cell table:number-columns-repeated="24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54.7">
            <text:p>1054.7</text:p>
          </table:table-cell>
          <table:table-cell office:value-type="float" office:value="1421.2">
            <text:p>1421.2</text:p>
          </table:table-cell>
          <table:table-cell table:formula="oooc:=[.C6]/[.B6]-1" office:value-type="percentage" office:value="0.347492177870484">
            <text:p>+34.7%</text:p>
          </table:table-cell>
          <table:table-cell office:value-type="float" office:value="1570.7">
            <text:p>1570.7</text:p>
          </table:table-cell>
          <table:table-cell table:formula="oooc:=[.E6]/[.B6]-1" office:value-type="percentage" office:value="0.489238646060491">
            <text:p>+48.9%</text:p>
          </table:table-cell>
          <table:table-cell office:value-type="float" office:value="1610.1">
            <text:p>1610.1</text:p>
          </table:table-cell>
          <table:table-cell table:formula="oooc:=[.G6]/[.B6]-1" office:value-type="percentage" office:value="0.526595240352707">
            <text:p>+52.7%</text:p>
          </table:table-cell>
          <table:table-cell table:number-columns-repeated="24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08.3">
            <text:p>1208.3</text:p>
          </table:table-cell>
          <table:table-cell office:value-type="float" office:value="1615.1">
            <text:p>1615.1</text:p>
          </table:table-cell>
          <table:table-cell table:formula="oooc:=[.C7]/[.B7]-1" office:value-type="percentage" office:value="0.336671356451212">
            <text:p>+33.7%</text:p>
          </table:table-cell>
          <table:table-cell office:value-type="float" office:value="1736.6">
            <text:p>1736.6</text:p>
          </table:table-cell>
          <table:table-cell table:formula="oooc:=[.E7]/[.B7]-1" office:value-type="percentage" office:value="0.437225854506331">
            <text:p>+43.7%</text:p>
          </table:table-cell>
          <table:table-cell office:value-type="float" office:value="1767.4">
            <text:p>1767.4</text:p>
          </table:table-cell>
          <table:table-cell table:formula="oooc:=[.G7]/[.B7]-1" office:value-type="percentage" office:value="0.462716212861044">
            <text:p>+46.3%</text:p>
          </table:table-cell>
          <table:table-cell table:number-columns-repeated="24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86.9">
            <text:p>1286.9</text:p>
          </table:table-cell>
          <table:table-cell office:value-type="float" office:value="1673.2">
            <text:p>1673.2</text:p>
          </table:table-cell>
          <table:table-cell table:formula="oooc:=[.C8]/[.B8]-1" office:value-type="percentage" office:value="0.300178724065584">
            <text:p>+30.0%</text:p>
          </table:table-cell>
          <table:table-cell office:value-type="float" office:value="1793.2">
            <text:p>1793.2</text:p>
          </table:table-cell>
          <table:table-cell table:formula="oooc:=[.E8]/[.B8]-1" office:value-type="percentage" office:value="0.393426062631129">
            <text:p>+39.3%</text:p>
          </table:table-cell>
          <table:table-cell office:value-type="float" office:value="1833.7">
            <text:p>1833.7</text:p>
          </table:table-cell>
          <table:table-cell table:formula="oooc:=[.G8]/[.B8]-1" office:value-type="percentage" office:value="0.424897039397">
            <text:p>+42.5%</text:p>
          </table:table-cell>
          <table:table-cell table:number-columns-repeated="24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66.2">
            <text:p>1266.2</text:p>
          </table:table-cell>
          <table:table-cell office:value-type="float" office:value="1653.1">
            <text:p>1653.1</text:p>
          </table:table-cell>
          <table:table-cell table:formula="oooc:=[.C9]/[.B9]-1" office:value-type="percentage" office:value="0.305559943136945">
            <text:p>+30.6%</text:p>
          </table:table-cell>
          <table:table-cell office:value-type="float" office:value="1824.5">
            <text:p>1824.5</text:p>
          </table:table-cell>
          <table:table-cell table:formula="oooc:=[.E9]/[.B9]-1" office:value-type="percentage" office:value="0.440925604169957">
            <text:p>+44.1%</text:p>
          </table:table-cell>
          <table:table-cell office:value-type="float" office:value="1875.6">
            <text:p>1875.6</text:p>
          </table:table-cell>
          <table:table-cell table:formula="oooc:=[.G9]/[.B9]-1" office:value-type="percentage" office:value="0.481282577791818">
            <text:p>+48.1%</text:p>
          </table:table-cell>
          <table:table-cell table:number-columns-repeated="248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139.4">
            <text:p>1139.4</text:p>
          </table:table-cell>
          <table:table-cell office:value-type="float" office:value="1505">
            <text:p>1505</text:p>
          </table:table-cell>
          <table:table-cell table:formula="oooc:=[.C10]/[.B10]-1" office:value-type="percentage" office:value="0.320870633666842">
            <text:p>+32.1%</text:p>
          </table:table-cell>
          <table:table-cell office:value-type="float" office:value="1586.3">
            <text:p>1586.3</text:p>
          </table:table-cell>
          <table:table-cell table:formula="oooc:=[.E10]/[.B10]-1" office:value-type="percentage" office:value="0.392223977532034">
            <text:p>+39.2%</text:p>
          </table:table-cell>
          <table:table-cell office:value-type="float" office:value="1618.3">
            <text:p>1618.3</text:p>
          </table:table-cell>
          <table:table-cell table:formula="oooc:=[.G10]/[.B10]-1" office:value-type="percentage" office:value="0.420308934526944">
            <text:p>+42.0%</text:p>
          </table:table-cell>
          <table:table-cell table:number-columns-repeated="248"/>
        </table:table-row>
      </table:table>
      <table:table table:name="Tabelle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de" fo:country="DE" style:font-name-asian="Bitstream Vera Sans1" style:language-asian="de" style:country-asian="DE" style:font-name-complex="Bitstream Vera Sans1" style:language-complex="de" style:country-complex="D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6">
      <number:text>+</number:text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4/25/2013</text:date>, <text:time>11:06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Axel Schwenke</meta:initial-creator>
    <meta:creation-date>2013-04-25T11:00:12</meta:creation-date>
    <dc:creator>Axel Schwenke</dc:creator>
    <dc:date>2013-04-25T11:06:49</dc:date>
    <dc:language>de-DE</dc:language>
    <meta:editing-cycles>2</meta:editing-cycles>
    <meta:user-defined meta:name="Info 1"/>
    <meta:user-defined meta:name="Info 2"/>
    <meta:user-defined meta:name="Info 3"/>
    <meta:user-defined meta:name="Info 4"/>
    <meta:document-statistic meta:table-count="3" meta:cell-count="77"/>
  </office:meta>
</office:document-meta>
</file>